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officeooo:paragraph-rsid="000c6110"/>
    </style:style>
    <style:style style:name="P2" style:family="paragraph" style:parent-style-name="Standard">
      <style:text-properties officeooo:rsid="0014832f" officeooo:paragraph-rsid="000c6110"/>
    </style:style>
    <style:style style:name="P3" style:family="paragraph" style:parent-style-name="Text_20_body">
      <style:text-properties officeooo:rsid="0014832f" officeooo:paragraph-rsid="000c6110"/>
    </style:style>
    <style:style style:name="P4" style:family="paragraph" style:parent-style-name="Text_20_body">
      <style:text-properties officeooo:paragraph-rsid="000c6110"/>
    </style:style>
    <style:style style:name="P5" style:family="paragraph" style:parent-style-name="Text_20_body">
      <style:text-properties officeooo:rsid="000c6110" officeooo:paragraph-rsid="000f6c0f"/>
    </style:style>
    <style:style style:name="P6" style:family="paragraph" style:parent-style-name="Text_20_body">
      <style:text-properties style:text-line-through-style="solid" style:text-line-through-type="single" officeooo:rsid="001780de" officeooo:paragraph-rsid="000c6110"/>
    </style:style>
    <style:style style:name="P7" style:family="paragraph" style:parent-style-name="Text_20_body">
      <style:text-properties officeooo:rsid="001172b3" officeooo:paragraph-rsid="001172b3"/>
    </style:style>
    <style:style style:name="P8" style:family="paragraph" style:parent-style-name="Text_20_body">
      <style:text-properties fo:font-weight="bold" officeooo:rsid="001172b3" officeooo:paragraph-rsid="001172b3" style:font-weight-asian="bold" style:font-weight-complex="bold"/>
    </style:style>
    <style:style style:name="P9" style:family="paragraph" style:parent-style-name="Text_20_body">
      <style:text-properties fo:font-weight="bold" officeooo:rsid="00153090" officeooo:paragraph-rsid="00153090" style:font-weight-asian="bold" style:font-weight-complex="bold"/>
    </style:style>
    <style:style style:name="P10" style:family="paragraph" style:parent-style-name="Text_20_body">
      <style:text-properties officeooo:rsid="0012fac1" officeooo:paragraph-rsid="0012fac1"/>
    </style:style>
    <style:style style:name="P11" style:family="paragraph" style:parent-style-name="Text_20_body">
      <style:text-properties fo:font-weight="normal" officeooo:rsid="00153090" officeooo:paragraph-rsid="00153090" style:font-weight-asian="normal" style:font-weight-complex="normal"/>
    </style:style>
    <style:style style:name="P12" style:family="paragraph" style:parent-style-name="Heading_20_1">
      <style:text-properties officeooo:rsid="0014832f" officeooo:paragraph-rsid="000c6110"/>
    </style:style>
    <style:style style:name="P13" style:family="paragraph" style:parent-style-name="Heading_20_2">
      <style:text-properties officeooo:paragraph-rsid="000c6110"/>
    </style:style>
    <style:style style:name="P14" style:family="paragraph" style:parent-style-name="Heading_20_3">
      <style:text-properties officeooo:rsid="0015ccd8" officeooo:paragraph-rsid="0015ccd8"/>
    </style:style>
    <style:style style:name="P15" style:family="paragraph" style:parent-style-name="Heading_20_3">
      <style:text-properties officeooo:paragraph-rsid="0015ccd8"/>
    </style:style>
    <style:style style:name="P16" style:family="paragraph" style:parent-style-name="Heading_20_4">
      <style:text-properties officeooo:rsid="0014832f" officeooo:paragraph-rsid="000c6110"/>
    </style:style>
    <style:style style:name="P17" style:family="paragraph" style:parent-style-name="Heading_20_4">
      <style:text-properties officeooo:rsid="0015ccd8" officeooo:paragraph-rsid="0015ccd8"/>
    </style:style>
    <style:style style:name="P18" style:family="paragraph" style:parent-style-name="Heading_20_5">
      <style:text-properties officeooo:rsid="0014832f" officeooo:paragraph-rsid="000c6110"/>
    </style:style>
    <style:style style:name="P19" style:family="paragraph" style:parent-style-name="Standard">
      <style:text-properties officeooo:rsid="0014832f" officeooo:paragraph-rsid="000c6110"/>
    </style:style>
    <style:style style:name="P20" style:family="paragraph" style:parent-style-name="Standard">
      <style:text-properties officeooo:rsid="0014832f" officeooo:paragraph-rsid="0015ccd8"/>
    </style:style>
    <style:style style:name="P21" style:family="paragraph" style:parent-style-name="Text_20_body">
      <style:text-properties officeooo:rsid="000f1d66" officeooo:paragraph-rsid="0015ccd8"/>
    </style:style>
    <style:style style:name="P22" style:family="paragraph" style:parent-style-name="Text_20_body">
      <style:text-properties officeooo:rsid="0015ccd8" officeooo:paragraph-rsid="0015ccd8"/>
    </style:style>
    <style:style style:name="P23" style:family="paragraph" style:parent-style-name="Text_20_body">
      <style:text-properties officeooo:paragraph-rsid="0015ccd8"/>
    </style:style>
    <style:style style:name="P24" style:family="paragraph" style:parent-style-name="Text_20_body">
      <style:text-properties officeooo:rsid="000e468b" officeooo:paragraph-rsid="0015ccd8"/>
    </style:style>
    <style:style style:name="P25" style:family="paragraph" style:parent-style-name="Text_20_body">
      <style:text-properties officeooo:paragraph-rsid="000c6110"/>
    </style:style>
    <style:style style:name="P26" style:family="paragraph" style:parent-style-name="Text_20_body">
      <style:text-properties officeooo:rsid="000dad7b" officeooo:paragraph-rsid="0015ccd8"/>
    </style:style>
    <style:style style:name="P27" style:family="paragraph" style:parent-style-name="Text_20_body">
      <style:text-properties officeooo:rsid="0014832f" officeooo:paragraph-rsid="000c6110"/>
    </style:style>
    <style:style style:name="P28" style:family="paragraph" style:parent-style-name="Text_20_body">
      <style:text-properties officeooo:rsid="000c6110" officeooo:paragraph-rsid="000e468b"/>
    </style:style>
    <style:style style:name="P29" style:family="paragraph" style:parent-style-name="Text_20_body">
      <style:paragraph-properties fo:text-align="justify" style:justify-single-word="false"/>
      <style:text-properties officeooo:paragraph-rsid="0015ccd8"/>
    </style:style>
    <style:style style:name="P30" style:family="paragraph" style:parent-style-name="Text_20_body">
      <style:text-properties officeooo:rsid="0017b9f1" officeooo:paragraph-rsid="0017b9f1"/>
    </style:style>
    <style:style style:name="T1" style:family="text">
      <style:text-properties officeooo:rsid="0014832f"/>
    </style:style>
    <style:style style:name="T2" style:family="text">
      <style:text-properties style:text-position="super 58%" officeooo:rsid="0010e8f6"/>
    </style:style>
    <style:style style:name="T3" style:family="text">
      <style:text-properties officeooo:rsid="001780de"/>
    </style:style>
    <style:style style:name="T4" style:family="text">
      <style:text-properties officeooo:rsid="000c6110"/>
    </style:style>
    <style:style style:name="T5" style:family="text">
      <style:text-properties officeooo:rsid="000dad7b"/>
    </style:style>
    <style:style style:name="T6" style:family="text">
      <style:text-properties officeooo:rsid="000e468b"/>
    </style:style>
    <style:style style:name="T7" style:family="text">
      <style:text-properties officeooo:rsid="000f1d66"/>
    </style:style>
    <style:style style:name="T8" style:family="text">
      <style:text-properties officeooo:rsid="000f6c0f"/>
    </style:style>
    <style:style style:name="T9" style:family="text">
      <style:text-properties officeooo:rsid="0010e8f6"/>
    </style:style>
    <style:style style:name="T10" style:family="text">
      <style:text-properties officeooo:rsid="001172b3"/>
    </style:style>
    <style:style style:name="T11" style:family="text">
      <style:text-properties officeooo:rsid="0012fac1"/>
    </style:style>
    <style:style style:name="T12" style:family="text">
      <style:text-properties style:text-line-through-style="solid" style:text-line-through-type="single" officeooo:rsid="0012fac1"/>
    </style:style>
    <style:style style:name="T13" style:family="text">
      <style:text-properties officeooo:rsid="00153090"/>
    </style:style>
    <style:style style:name="T14" style:family="text">
      <style:text-properties officeooo:rsid="0015ccd8"/>
    </style:style>
    <style:style style:name="T15" style:family="text">
      <style:text-properties style:font-name="Liberation Sans" fo:font-size="14.1000003814697pt" fo:font-weight="bold" officeooo:rsid="0015ccd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6" style:family="text">
      <style:text-properties officeooo:rsid="0017b9f1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officeooo:rsid="00188f90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External contributions on GitHub (<text:span text:style-name="T9">as of </text:span>2022, Seanpm2001)</text:h>
      <text:p text:style-name="P2"><draw:frame draw:style-name="fr1" draw:name="Object1" text:anchor-type="char" svg:width="6.2984in" svg:height="3.5429in" draw:z-index="0"><draw:object xlink:href="./Object 1" xlink:type="simple" xlink:show="embed" xlink:actuate="onLoad"/><draw:image xlink:href="./ObjectReplacements/Object 1" xlink:type="simple" xlink:show="embed" xlink:actuate="onLoad"/><svg:desc>chart</svg:desc></draw:frame>The chart is currently broken, LibreOffice makes it really complicated. I don’t know how to enter values, I tried for over 20 minutes <text:span text:style-name="T8">on 20</text:span><text:span text:style-name="T9">20 May 1st</text:span>. I will have to get into research another time.</text:p>
      <text:h text:style-name="P13" text:outline-level="2">Total external contributions:</text:h>
      <text:h text:style-name="P14" text:outline-level="3">Europe 🌍️</text:h>
      <text:p text:style-name="P21"><text:span text:style-name="T14">1</text:span><text:span text:style-name="T8">. </text:span><text:a xlink:type="simple" xlink:href="#1.1.9.1.1.Denmark: 1x 🇩🇰️|outline" text:style-name="Internet_20_link" text:visited-style-name="Visited_20_Internet_20_Link"><text:span text:style-name="T8">Denmark</text:span></text:a><text:span text:style-name="T8"> 🇩🇰️<text:line-break/></text:span><text:span text:style-name="T14">2.</text:span><text:span text:style-name="T8"> </text:span><text:a xlink:type="simple" xlink:href="#1.1.9.1.2.France: 1x 🇫🇷️|outline" text:style-name="Internet_20_link" text:visited-style-name="Visited_20_Internet_20_Link"><text:span text:style-name="T8">France</text:span></text:a><text:span text:style-name="T8"> 🇫🇷️<text:line-break/></text:span><text:span text:style-name="T14">3</text:span><text:span text:style-name="T8">. </text:span><text:a xlink:type="simple" xlink:href="#1.1.9.1.3.Germany: 1x 🇩🇪️|outline" text:style-name="Internet_20_link" text:visited-style-name="Visited_20_Internet_20_Link"><text:span text:style-name="T8">Germany</text:span></text:a><text:span text:style-name="T8"> 🇩🇪️<text:line-break/></text:span><text:span text:style-name="T14">4</text:span><text:span text:style-name="T8">. </text:span><text:a xlink:type="simple" xlink:href="#1.1.9.1.4.The Netherlands: 2x 🇳🇱️|outline" text:style-name="Internet_20_link" text:visited-style-name="Visited_20_Internet_20_Link"><text:span text:style-name="T8">The Netherlands</text:span></text:a><text:span text:style-name="T8"> 🇳🇱<text:line-break/></text:span><text:span text:style-name="T14">5.</text:span><text:span text:style-name="T8"> </text:span><text:a xlink:type="simple" xlink:href="#1.1.9.1.5.Turkey: 1x 🇹🇷️|outline" text:style-name="Internet_20_link" text:visited-style-name="Visited_20_Internet_20_Link"><text:span text:style-name="T8">Turkey</text:span></text:a><text:span text:style-name="T8"> 🇹🇷️</text:span></text:p>
      <text:h text:style-name="P14" text:outline-level="3">Oceania 🌐️</text:h>
      <text:p text:style-name="P21">1. <text:a xlink:type="simple" xlink:href="#1.1.9.2.1.Island of Nieu: 1x 🇳🇺️|outline" text:style-name="Internet_20_link" text:visited-style-name="Visited_20_Internet_20_Link">Island of Nieu</text:a> 🇳🇺️</text:p>
      <text:h text:style-name="P14" text:outline-level="3">Asia 🌏️</text:h>
      <text:p text:style-name="P21"><text:span text:style-name="T14">1</text:span><text:span text:style-name="T8">. </text:span><text:a xlink:type="simple" xlink:href="#1.1.9.3.1.India: 2x 🇮🇳️|outline" text:style-name="Internet_20_link" text:visited-style-name="Visited_20_Internet_20_Link"><text:span text:style-name="T8">India</text:span></text:a><text:span text:style-name="T8"> 🇮🇳️<text:line-break/></text:span><text:span text:style-name="T14">2.</text:span><text:span text:style-name="T8"> </text:span><text:a xlink:type="simple" xlink:href="#1.1.9.3.2.Turkey: 1x 🇹🇷️|outline" text:style-name="Internet_20_link" text:visited-style-name="Visited_20_Internet_20_Link"><text:span text:style-name="T8">Turkey</text:span></text:a><text:span text:style-name="T8"> 🇹🇷️<text:line-break/></text:span><text:span text:style-name="T14">3</text:span><text:span text:style-name="T8">. </text:span><text:a xlink:type="simple" xlink:href="#1.1.9.3.3.Kuwait: 1x 🇰🇼️|outline" text:style-name="Internet_20_link" text:visited-style-name="Visited_20_Internet_20_Link"><text:span text:style-name="T8">Kuwait</text:span></text:a><text:span text:style-name="T8"> 🇰🇼️</text:span></text:p>
      <text:h text:style-name="P14" text:outline-level="3">Africa 🌍️</text:h>
      <text:p text:style-name="P21"><text:span text:style-name="T14">1</text:span><text:span text:style-name="T8">. </text:span><text:a xlink:type="simple" xlink:href="#1.1.9.4.1.Nigeria: 1x 🇳🇬️|outline" text:style-name="Internet_20_link" text:visited-style-name="Visited_20_Internet_20_Link"><text:span text:style-name="T8">Nigeria</text:span></text:a><text:span text:style-name="T8"> 🇳🇬️</text:span></text:p>
      <text:h text:style-name="P14" text:outline-level="3"><text:soft-page-break/>North America 🌎️</text:h>
      <text:p text:style-name="P29"><text:span text:style-name="T14">1</text:span><text:span text:style-name="T8">. </text:span><text:a xlink:type="simple" xlink:href="#1.1.9.5.1.United States of America: 3x 🇺🇸️|outline" text:style-name="Internet_20_link" text:visited-style-name="Visited_20_Internet_20_Link"><text:span text:style-name="T8">United States</text:span></text:a><text:span text:style-name="T8"> 🇺🇸️</text:span></text:p>
      <text:h text:style-name="P14" text:outline-level="3">South America 🌎️</text:h>
      <text:p text:style-name="P22">None</text:p>
      <text:h text:style-name="P14" text:outline-level="3">Antarctica 🇦🇶️</text:h>
      <text:p text:style-name="P22">None</text:p>
      <text:h text:style-name="P14" text:outline-level="3">Other 🚩️</text:h>
      <text:p text:style-name="P29"><text:span text:style-name="T8">1. </text:span><text:a xlink:type="simple" xlink:href="#1.1.9.8.1.Unknown: 10x 🏴️|outline" text:style-name="Internet_20_link" text:visited-style-name="Visited_20_Internet_20_Link"><text:span text:style-name="T8">Other/unknown</text:span></text:a><text:span text:style-name="T8"> 🏴️</text:span></text:p>
      <text:h text:style-name="P15" text:outline-level="3"><text:span text:style-name="T14">Contributors</text:span></text:h>
      <text:h text:style-name="P17" text:outline-level="4">Europe</text:h>
      <text:h text:style-name="Heading_20_5" text:outline-level="5">Denmark: 1x 🇩🇰️</text:h>
      <text:p text:style-name="P24">1. <text:a xlink:type="simple" xlink:href="https://github.com/madsmtm/" text:style-name="Internet_20_link" text:visited-style-name="Visited_20_Internet_20_Link">@madsmtm</text:a> (0/2 contributions) type: issue raise, issue comments (question, answers, ruffle-rs, seanpm2001/seanpm2001) (low level submissions)</text:p>
      <text:h text:style-name="Heading_20_5" text:outline-level="5">France: 1x 🇫🇷️</text:h>
      <text:p text:style-name="P26">1. <text:a xlink:type="simple" xlink:href="https://github.com/Xwilarg/" text:style-name="Internet_20_link" text:visited-style-name="Visited_20_Internet_20_Link">@Xwilarg</text:a> (0/1 contributions) type: issue comments (ruffle-rs) (low level submission)</text:p>
      <text:h text:style-name="Heading_20_5" text:outline-level="5">Germany: 1x 🇩🇪️</text:h>
      <text:p text:style-name="P26">1. <text:a xlink:type="simple" xlink:href="https://github.com/uafr/" text:style-name="Internet_20_link" text:visited-style-name="Visited_20_Internet_20_Link">@uafr</text:a> (0/1 contributions) type: issue comment (answer, lincity-ng) (low level submission)</text:p>
      <text:h text:style-name="Heading_20_5" text:outline-level="5">The Netherlands: <text:span text:style-name="T6">2</text:span>x 🇳🇱️</text:h>
      <text:p text:style-name="P26">1. <text:a xlink:type="simple" xlink:href="https://github.com/Coriiander/" text:style-name="Internet_20_link" text:visited-style-name="Visited_20_Internet_20_Link">@Corriander</text:a> (0/1 contributions) type: commit comment (<text:span text:style-name="T10">seanpm2001/SeansLifeArchive_Images_M</text:span>odern<text:span text:style-name="T10">S</text:span>murf<text:span text:style-name="T10">V</text:span>illage) (low level submission)<text:line-break/><text:span text:style-name="T6">2. </text:span><text:a xlink:type="simple" xlink:href="https://github.com/Rob--W/" text:style-name="Internet_20_link" text:visited-style-name="Visited_20_Internet_20_Link"><text:span text:style-name="T6">@</text:span></text:a><text:a xlink:type="simple" xlink:href="https://github.com/Rob--W/" text:style-name="Internet_20_link" text:visited-style-name="Visited_20_Internet_20_Link">Rob--W</text:a> <text:span text:style-name="T6">(0/1 contributions) type: commit comments (discussion and improvement, mozilla/firefox-color) (high level submission)</text:span></text:p>
      <text:h text:style-name="Heading_20_5" text:outline-level="5">Turkey: 1x 🇹🇷️</text:h>
      <text:p text:style-name="P20">1. <text:a xlink:type="simple" xlink:href="https://github.com/Indatawetrust/" text:style-name="Internet_20_link" text:visited-style-name="Visited_20_Internet_20_Link">@InDataWeTrust</text:a> (1 contribution) type: typo fix, <text:span text:style-name="T10">pull request</text:span> (low level edit)</text:p>
      <text:h text:style-name="P17" text:outline-level="4">Oceania</text:h>
      <text:h text:style-name="Heading_20_5" text:outline-level="5">Island of Nieu: 1x 🇳🇺️</text:h>
      <text:p text:style-name="P4"><text:span text:style-name="T4">1. </text:span><text:a xlink:type="simple" xlink:href="https://github.com/Peterhil/" text:style-name="Internet_20_link" text:visited-style-name="Visited_20_Internet_20_Link"><text:span text:style-name="T4">@peterhil</text:span></text:a><text:span text:style-name="T4"> (1 contribution) type: source code donation (medium level submission)</text:span></text:p>
      <text:h text:style-name="P17" text:outline-level="4">Asia</text:h>
      <text:h text:style-name="Heading_20_5" text:outline-level="5">India: 2x 🇮🇳️</text:h>
      <text:p text:style-name="P2">1. <text:a xlink:type="simple" xlink:href="https://github.com/GaurPeeyush/" text:style-name="Internet_20_link" text:visited-style-name="Visited_20_Internet_20_Link">@GaurPeeyush</text:a> (1 contribution) type: graphic design, <text:span text:style-name="T10">pull request</text:span> (low level submission)</text:p>
      <text:p text:style-name="P2"><text:soft-page-break/>2. <text:a xlink:type="simple" xlink:href="https://github.com/Qamberhasnain/" text:style-name="Internet_20_link" text:visited-style-name="Visited_20_Internet_20_Link">@QamberHasnain</text:a> (1 contribution) type: graphic design, <text:span text:style-name="T10">pull request</text:span> (high level submission)</text:p>
      <text:h text:style-name="Heading_20_5" text:outline-level="5"><text:span text:style-name="T15">T</text:span>urkey: 1x 🇹🇷️</text:h>
      <text:p text:style-name="P20">1. <text:a xlink:type="simple" xlink:href="https://github.com/Indatawetrust/" text:style-name="Internet_20_link" text:visited-style-name="Visited_20_Internet_20_Link">@InDataWeTrust</text:a> (1 contribution) type: typo fix, <text:span text:style-name="T10">pull request</text:span> (low level edit)</text:p>
      <text:h text:style-name="Heading_20_5" text:outline-level="5">Kuwait: 1x 🇰🇼️</text:h>
      <text:p text:style-name="P23"><text:span text:style-name="T7">1. </text:span><text:a xlink:type="simple" xlink:href="https://github.com/kaiwulf/" text:style-name="Internet_20_link" text:visited-style-name="Visited_20_Internet_20_Link"><text:span text:style-name="T7">@kaiwulf</text:span></text:a><text:span text:style-name="T7"> (0/1 contributions) type: issue comments (ruffle-rs) (low level submission) – </text:span><text:span text:style-name="T16">How am I able to tell they are from Kuwait? I am making a guess, since their organization is set to Kaico, which is a Kuwait company</text:span></text:p>
      <text:h text:style-name="P17" text:outline-level="4">Africa</text:h>
      <text:h text:style-name="Heading_20_5" text:outline-level="5">Nigeria: 1x 🇳🇬️</text:h>
      <text:p text:style-name="P4"><text:span text:style-name="T4">1. </text:span><text:a xlink:type="simple" xlink:href="https://github.com/Davisogunsina/" text:style-name="Internet_20_link" text:visited-style-name="Visited_20_Internet_20_Link"><text:span text:style-name="T4">@Davisogunsina</text:span></text:a><text:span text:style-name="T4"> (0/1 contributions) type: discussion comment (criticism) (low level submission)</text:span></text:p>
      <text:h text:style-name="P17" text:outline-level="4">North America</text:h>
      <text:h text:style-name="Heading_20_5" text:outline-level="5">United States of America: <text:span text:style-name="T7">3</text:span>x 🇺🇸️</text:h>
      <text:p text:style-name="P28">1. <text:a xlink:type="simple" xlink:href="https://github.com/Channa-my/" text:style-name="Internet_20_link" text:visited-style-name="Visited_20_Internet_20_Link">@channa-my</text:a> (1 contribution) type: self credit, very first external contribution (historical edit)<text:line-break/><text:span text:style-name="T6">2. </text:span><text:a xlink:type="simple" xlink:href="https://github.com/caitmuenster/" text:style-name="Internet_20_link" text:visited-style-name="Visited_20_Internet_20_Link"><text:span text:style-name="T6">@caitmuenster</text:span></text:a><text:span text:style-name="T6"> (0/1 contributions) type: commit comments (discussion and improvement, mozilla/firefox-color) (high level submission)<text:line-break/></text:span><text:span text:style-name="T7">3. </text:span><text:a xlink:type="simple" xlink:href="https://github.com/Herschel/" text:style-name="Internet_20_link" text:visited-style-name="Visited_20_Internet_20_Link"><text:span text:style-name="T7">@Herschel</text:span></text:a><text:span text:style-name="T7"> (0/1 contributions) type: issue comments (ruffle-rs) (low level submission)</text:span></text:p>
      <text:h text:style-name="P17" text:outline-level="4">South America</text:h>
      <text:p text:style-name="P22">None yet</text:p>
      <text:h text:style-name="P17" text:outline-level="4">Antarctica</text:h>
      <text:p text:style-name="P22">None yet</text:p>
      <text:h text:style-name="P17" text:outline-level="4">Other</text:h>
      <text:h text:style-name="Heading_20_5" text:outline-level="5">Unknown: <text:span text:style-name="T7">10</text:span><text:span text:style-name="T6">x</text:span> 🏴️</text:h>
      <text:p text:style-name="P22">These cannot yet be determined.</text:p>
      <text:p text:style-name="P5">1. <text:a xlink:type="simple" xlink:href="https://github.com/Demostanis/" text:style-name="Internet_20_link" text:visited-style-name="Visited_20_Internet_20_Link">@demostanis</text:a> (0/1 contributions) type: tech question answer (medium level submission)<text:line-break/>2. <text:a xlink:type="simple" xlink:href="https://github.com/Struow/" text:style-name="Internet_20_link" text:visited-style-name="Visited_20_Internet_20_Link">@Struow</text:a> (0/1 contributions) type: invalid issue (low level submission)<text:line-break/>3. <text:a xlink:type="simple" xlink:href="https://github.com/MRBlazed90/" text:style-name="Internet_20_link" text:visited-style-name="Visited_20_Internet_20_Link">@MRBlazed90</text:a> (0/1 contributions) type: discussion comment (compliment) (low level submission)<text:line-break/><text:span text:style-name="T5">4. </text:span><text:a xlink:type="simple" xlink:href="https://github.com/ioistired/" text:style-name="Internet_20_link" text:visited-style-name="Visited_20_Internet_20_Link"><text:span text:style-name="T5">@</text:span></text:a><text:a xlink:type="simple" xlink:href="https://github.com/ioistired/" text:style-name="Internet_20_link" text:visited-style-name="Visited_20_Internet_20_Link">ioistired</text:a> <text:span text:style-name="T5">(0/1 contributions) type: pull request comment (criticism, github/dmca) (low level submission)<text:line-break/>5. </text:span><text:a xlink:type="simple" xlink:href="https://github.com/torokati44/" text:style-name="Internet_20_link" text:visited-style-name="Visited_20_Internet_20_Link"><text:span text:style-name="T5">@</text:span></text:a><text:a xlink:type="simple" xlink:href="https://github.com/torokati44/" text:style-name="Internet_20_link" text:visited-style-name="Visited_20_Internet_20_Link">torokati44</text:a> <text:span text:style-name="T5">(0/4 contributions) type: issue comments (general, ruffle-rs) (low level submissions)<text:line-break/></text:span><text:span text:style-name="T6">6. </text:span><text:a xlink:type="simple" xlink:href="https://github.com/krikienoid/" text:style-name="Internet_20_link" text:visited-style-name="Visited_20_Internet_20_Link"><text:span text:style-name="T6">@</text:span></text:a><text:a xlink:type="simple" xlink:href="https://github.com/krikienoid/" text:style-name="Internet_20_link" text:visited-style-name="Visited_20_Internet_20_Link">krikienoid</text:a> <text:span text:style-name="T6">(0/1 contributions) type: issue acknowledgment (general, flagwaver) (very low level submission)<text:line-break/>7. </text:span><text:a xlink:type="simple" xlink:href="https://github.com/kmeisthax/" text:style-name="Internet_20_link" text:visited-style-name="Visited_20_Internet_20_Link"><text:span text:style-name="T6">@kmeisthax</text:span></text:a><text:span text:style-name="T6"> (0/1 contributions) type: issue comments (general, ruffle-rs) (low level submissions)<text:line-break/></text:span><text:span text:style-name="T7">8. </text:span><text:a xlink:type="simple" xlink:href="https://github.com/stavpup/" text:style-name="Internet_20_link" text:visited-style-name="Visited_20_Internet_20_Link"><text:span text:style-name="T7">@Stavpup</text:span></text:a><text:span text:style-name="T7"> (0/1 contributions) type: issue comments (general, ruffle-rs)<text:line-break/>9. </text:span><text:a xlink:type="simple" xlink:href="https://github.com/chuckchuck2007/" text:style-name="Internet_20_link" text:visited-style-name="Visited_20_Internet_20_Link"><text:span text:style-name="T7">@</text:span></text:a><text:a xlink:type="simple" xlink:href="https://github.com/chuckchuck2007/" text:style-name="Internet_20_link" text:visited-style-name="Visited_20_Internet_20_Link">chuckchuck2007</text:a> <text:span text:style-name="T7">(0/1 contributions) type: issue raise (spam, seanpm2001/MCPYE) (extremely </text:span><text:soft-page-break/><text:span text:style-name="T7">low level submission)<text:line-break/>10. </text:span><text:a xlink:type="simple" xlink:href="https://github.com/gamer191/" text:style-name="Internet_20_link" text:visited-style-name="Visited_20_Internet_20_Link"><text:span text:style-name="T7">@gamer191</text:span></text:a><text:span text:style-name="T7"> (1 contribution) type: issue raise (suggestion, fixes, seanpm2001/DeGoogle-your-life) (medium level submission)</text:span></text:p>
      <text:h text:style-name="P16" text:outline-level="4">Notes</text:h>
      <text:p text:style-name="P3">The lists are sorted in A-Z order of the time of contributi<text:span text:style-name="T10">on</text:span>.</text:p>
      <text:p text:style-name="P30">The location of a user in Kuwait is a guess</text:p>
      <text:p text:style-name="P30">Turkey appears twice, as it is a transcontinental country, located in both Europe and Asia</text:p>
      <text:p text:style-name="P30">V3: Removed the term <text:span text:style-name="T17">republic of</text:span><text:span text:style-name="T18"> from India and Turkey</text:span></text:p>
      <text:p text:style-name="P30"><text:span text:style-name="T18">V3: Re-organized the document</text:span></text:p>
      <text:p text:style-name="P8">Submission types:</text:p>
      <text:p text:style-name="P7">Issue comments – <text:span text:style-name="T11">Comments and discussion done on issues</text:span></text:p>
      <text:p text:style-name="P7">Issue raise – <text:span text:style-name="T11">Issues that are started on one of my projects</text:span></text:p>
      <text:p text:style-name="P7">Issue acknowledgment – <text:span text:style-name="T11">When an issue is acknowledged and used to improve a project directly</text:span> <text:s/></text:p>
      <text:p text:style-name="P7">Self credit – <text:span text:style-name="T11">Making a commit to credit themselves</text:span></text:p>
      <text:p text:style-name="P7">Commit comments – <text:span text:style-name="T11">For comments made on a commit I made</text:span></text:p>
      <text:p text:style-name="P7">Typo fix – <text:span text:style-name="T11">For </text:span><text:span text:style-name="T12">tpyo</text:span><text:span text:style-name="T11"> typo fixes</text:span></text:p>
      <text:p text:style-name="P7">Discussion comment – <text:span text:style-name="T11">For comments on a discussion</text:span></text:p>
      <text:p text:style-name="P7">Graphic design – <text:span text:style-name="T11">When digital design is commissioned and submitted to be used on a project</text:span></text:p>
      <text:p text:style-name="P10">Source code donation – When a piece of source code is donated to be used on a project</text:p>
      <text:p text:style-name="P10">Criticism – For criticism of my actions (constructive)</text:p>
      <text:p text:style-name="P8">Submission levels:</text:p>
      <text:p text:style-name="P7">Extremely low level – <text:span text:style-name="T11">The lowest effort and importance level</text:span></text:p>
      <text:p text:style-name="P7">Low level – <text:span text:style-name="T11">Low effort, some importance</text:span></text:p>
      <text:p text:style-name="P7">Medium level – <text:span text:style-name="T11">Some effort, some importance</text:span></text:p>
      <text:p text:style-name="P7">High level – <text:span text:style-name="T11">Lots of effort, some importance</text:span></text:p>
      <text:p text:style-name="P7">Very high level – <text:span text:style-name="T11">Lots of effort, lots of importance</text:span></text:p>
      <text:p text:style-name="P7">Historical – <text:span text:style-name="T11">For historical commits that are very important, but can’t be measured otherwise</text:span></text:p>
      <text:p text:style-name="P9">Other</text:p>
      <text:p text:style-name="P11">Many contributions are listed as 0/# this is because they are not definitely directly contributing to a projects source code.</text:p>
      <text:p text:style-name="P6"><text:soft-page-break/>The contribution type here is for pull requests only at the moment.</text:p>
      <text:h text:style-name="P18" text:outline-level="5">File info</text:h>
      <text:p text:style-name="P4"><text:span text:style-name="T1">File version: </text:span><text:span text:style-name="T16">3 </text:span><text:span text:style-name="T1">(2022, </text:span><text:span text:style-name="T9">Mon</text:span><text:span text:style-name="T1">day, May </text:span><text:span text:style-name="T9">2</text:span><text:span text:style-name="T2">nd</text:span><text:span text:style-name="T1"> at </text:span><text:span text:style-name="T16">4:</text:span><text:span text:style-name="T19">54</text:span><text:span text:style-name="T16"> </text:span><text:span text:style-name="T1">pm PST)</text:span></text:p>
      <text:p text:style-name="P10">Word count: <text:span text:style-name="T16">7</text:span><text:span text:style-name="T19">70</text:span></text:p>
      <text:p text:style-name="P10">Document language: English (US)</text:p>
      <text:p text:style-name="P10">Encoding: UTF-8</text:p>
      <text:p text:style-name="P10">Page count: <text:span text:style-name="T16">5</text:span></text:p>
      <text:p text:style-name="P3">Original file type: OpenOffice Document (*.odt)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2:25:17.436292608</meta:creation-date>
    <dc:date>2022-05-02T16:54:02.484970157</dc:date>
    <meta:editing-duration>PT15M44S</meta:editing-duration>
    <meta:editing-cycles>4</meta:editing-cycles>
    <meta:generator>LibreOffice/6.4.2.2$Linux_X86_64 LibreOffice_project/40$Build-2</meta:generator>
    <meta:document-statistic meta:table-count="0" meta:image-count="0" meta:object-count="1" meta:page-count="5" meta:paragraph-count="90" meta:word-count="770" meta:character-count="5165" meta:non-whitespace-character-count="446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121" number:language="en" number:country="US">
      <number:text>.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 style:percentage-data-style-name="N10121">
      <style:chart-properties chart:link-data-style-to-source="false" chart:data-label-number="value" chart:data-label-text="true" chart:data-label-symbol="tru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data-label-number="value-and-percentage" chart:data-label-text="true" chart:data-label-symbol="true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21" style:family="chart">
      <style:chart-properties chart:solid-type="cuboid"/>
      <style:graphic-properties draw:fill-color="#004586"/>
    </style:style>
    <style:style style:name="ch2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legend chart:legend-position="end" svg:x="12.729cm" svg:y="1.461cm" style:legend-expansion="high" chart:style-name="ch2"/>
        <chart:plot-area chart:style-name="ch3" chart:data-source-has-labels="both" svg:x="0.319cm" svg:y="0.179cm" svg:width="12.091cm" svg:height="8.64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1.478cm" svg:width="10.07cm" svg:height="6.04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1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13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series chart:style-name="ch20" chart:values-cell-range-address="local-table.$C$2:.$C$13" chart:label-cell-address="local-table.$C$1" chart:class="chart:circle">
            <chart:data-point chart:style-name="ch21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series chart:style-name="ch22" chart:values-cell-range-address="local-table.$D$2:.$D$13" chart:label-cell-address="local-table.$D$1" chart:class="chart:circle">
            <chart:data-point chart:style-name="ch21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Denmark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Germany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The Netherland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urkey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sland of Nieu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di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urkey (Asia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uwai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urkey (Europe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nited Stat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